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c73c" officeooo:paragraph-rsid="0003c73c"/>
    </style:style>
    <style:style style:name="P2" style:family="paragraph" style:parent-style-name="Standard">
      <style:text-properties style:text-underline-style="solid" style:text-underline-width="auto" style:text-underline-color="font-color" officeooo:rsid="0003c73c" officeooo:paragraph-rsid="0003c73c"/>
    </style:style>
    <style:style style:name="P3" style:family="paragraph" style:parent-style-name="Standard">
      <style:text-properties style:text-underline-style="solid" style:text-underline-width="auto" style:text-underline-color="font-color" officeooo:rsid="0004f562" officeooo:paragraph-rsid="0004f562"/>
    </style:style>
    <style:style style:name="P4" style:family="paragraph" style:parent-style-name="Standard">
      <style:text-properties style:text-underline-style="solid" style:text-underline-width="auto" style:text-underline-color="font-color" officeooo:rsid="000542a3" officeooo:paragraph-rsid="0004f562"/>
    </style:style>
    <style:style style:name="P5" style:family="paragraph" style:parent-style-name="Standard">
      <style:text-properties style:text-underline-style="solid" style:text-underline-width="auto" style:text-underline-color="font-color" officeooo:rsid="000542a3" officeooo:paragraph-rsid="000542a3"/>
    </style:style>
    <style:style style:name="P6" style:family="paragraph" style:parent-style-name="Standard">
      <style:text-properties style:text-underline-style="solid" style:text-underline-width="auto" style:text-underline-color="font-color" officeooo:rsid="0006c2d7" officeooo:paragraph-rsid="0006c2d7"/>
    </style:style>
    <style:style style:name="P7" style:family="paragraph" style:parent-style-name="Standard">
      <style:text-properties style:text-underline-style="solid" style:text-underline-width="auto" style:text-underline-color="font-color" officeooo:rsid="0006e0df" officeooo:paragraph-rsid="0006e0df"/>
    </style:style>
    <style:style style:name="P8" style:family="paragraph" style:parent-style-name="Standard">
      <style:text-properties style:text-underline-style="solid" style:text-underline-width="auto" style:text-underline-color="font-color" officeooo:rsid="000710ae" officeooo:paragraph-rsid="000710ae"/>
    </style:style>
    <style:style style:name="P9" style:family="paragraph" style:parent-style-name="Standard">
      <style:text-properties style:text-underline-style="none" officeooo:rsid="0004f562" officeooo:paragraph-rsid="0004f562"/>
    </style:style>
    <style:style style:name="P10" style:family="paragraph" style:parent-style-name="Standard">
      <style:text-properties style:text-underline-style="none" officeooo:rsid="000542a3" officeooo:paragraph-rsid="000542a3"/>
    </style:style>
    <style:style style:name="P11" style:family="paragraph" style:parent-style-name="Standard">
      <style:text-properties style:text-underline-style="none" officeooo:rsid="0006e0df" officeooo:paragraph-rsid="0006e0df"/>
    </style:style>
    <style:style style:name="P12" style:family="paragraph" style:parent-style-name="Standard">
      <style:text-properties style:text-underline-style="none" officeooo:rsid="000710ae" officeooo:paragraph-rsid="000710ae"/>
    </style:style>
    <style:style style:name="T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esar Santiago</text:p>
      <text:p text:style-name="P12">COP4710</text:p>
      <text:p text:style-name="P12">Professor J. Teichert</text:p>
      <text:p text:style-name="P12"/>
      <text:p text:style-name="P2">1.1:</text:p>
      <text:p text:style-name="P1">DESC rearp.Course</text:p>
      <text:p text:style-name="P1"><text:s/>Name<text:tab/><text:tab/><text:tab/><text:tab/><text:tab/> <text:s text:c="2"/>Null? <text:s text:c="3"/>Type</text:p>
      <text:p text:style-name="P1"><text:s/>----------------------------------------- -------- ----------------------------</text:p>
      <text:p text:style-name="P1"><text:s/>COURSE_NAME<text:tab/><text:tab/><text:tab/><text:tab/><text:tab/> <text:s text:c="3"/>VARCHAR2(20)</text:p>
      <text:p text:style-name="P1"><text:s/>COURSE_NUMBER<text:tab/><text:tab/>NOT NULL <text:s text:c="7"/>VARCHAR2(8)</text:p>
      <text:p text:style-name="P1"><text:s/>CREDIT_HOURS<text:tab/><text:tab/><text:tab/><text:tab/><text:tab/> <text:s text:c="3"/>NUMBER(38)</text:p>
      <text:p text:style-name="P1"><text:s/>OFFERING_DEPT<text:tab/><text:tab/><text:tab/><text:tab/><text:tab/> <text:s text:c="3"/>VARCHAR2(4)</text:p>
      <text:p text:style-name="P1"/>
      <text:p text:style-name="P2">1.2:</text:p>
      <text:p text:style-name="P9">Command-&gt;CREATE SYNONYM st FOR rearp.Student;</text:p>
      <text:p text:style-name="P9"/>
      <text:p text:style-name="P9">Synonym created.</text:p>
      <text:p text:style-name="P9"/>
      <text:p text:style-name="P9">Command-&gt;SELECT * </text:p>
      <text:p text:style-name="P9"><text:s text:c="2"/>2 <text:s/>FROM st;</text:p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tab/> 2 Lineas</text:p>
      <text:p text:style-name="P9">ENGL<text:tab/><text:tab/> <text:s text:c="5"/>1 15-APR-01</text:p>
      <text:p text:style-name="P9"/>
      <text:p text:style-name="P9"><text:tab/> 3 Mary</text:p>
      <text:p text:style-name="P9">COSC<text:tab/><text:tab/> <text:s text:c="5"/>4 16-JUL-98</text:p>
      <text:p text:style-name="P9"/>
      <text:p text:style-name="P9"><text:tab/> 8 Brenda</text:p>
      <text:p text:style-name="P9">COSC<text:tab/><text:tab/> <text:s text:c="5"/>2 13-AUG-97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tab/>10 Richard</text:p>
      <text:p text:style-name="P9">ENGL<text:tab/><text:tab/> <text:s text:c="5"/>1 13-MAY-01</text:p>
      <text:p text:style-name="P9"/>
      <text:p text:style-name="P9"><text:tab/>13 Kelly</text:p>
      <text:p text:style-name="P9">MATH<text:tab/><text:tab/> <text:s text:c="5"/>4 12-AUG-01</text:p>
      <text:p text:style-name="P9"/>
      <text:p text:style-name="P9"><text:tab/>14 Lujack</text:p>
      <text:p text:style-name="P9">COSC<text:tab/><text:tab/> <text:s text:c="5"/>1 12-FEB-97</text:p>
      <text:p text:style-name="P9"/>
      <text:p text:style-name="P9"/>
      <text:p text:style-name="P9"><text:soft-page-break/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tab/>15 Reva</text:p>
      <text:p text:style-name="P9">MATH<text:tab/><text:tab/> <text:s text:c="5"/>2 10-JUN-01</text:p>
      <text:p text:style-name="P9"/>
      <text:p text:style-name="P9"><text:tab/>17 Elainie</text:p>
      <text:p text:style-name="P9">COSC<text:tab/><text:tab/> <text:s text:c="5"/>1 12-AUG-96</text:p>
      <text:p text:style-name="P9"/>
      <text:p text:style-name="P9"><text:tab/>19 Harley</text:p>
      <text:p text:style-name="P9">POLY<text:tab/><text:tab/> <text:s text:c="5"/>2 16-APR-02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tab/>20 Donald</text:p>
      <text:p text:style-name="P9">ACCT<text:tab/><text:tab/> <text:s text:c="5"/>4 15-OCT-97</text:p>
      <text:p text:style-name="P9"/>
      <text:p text:style-name="P9"><text:tab/>24 Chris</text:p>
      <text:p text:style-name="P9">ACCT<text:tab/><text:tab/> <text:s text:c="5"/>4 12-FEB-98</text:p>
      <text:p text:style-name="P9"/>
      <text:p text:style-name="P9"><text:tab/>34 Lynette</text:p>
      <text:p text:style-name="P9">POLY<text:tab/><text:tab/> <text:s text:c="5"/>1 16-JUL-02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tab/>49 Susan</text:p>
      <text:p text:style-name="P9">ENGL<text:tab/><text:tab/> <text:s text:c="5"/>3 11-MAR-01</text:p>
      <text:p text:style-name="P9"/>
      <text:p text:style-name="P9"><text:tab/>62 Monica</text:p>
      <text:p text:style-name="P9">MATH<text:tab/><text:tab/> <text:s text:c="5"/>3 14-OCT-01</text:p>
      <text:p text:style-name="P9"/>
      <text:p text:style-name="P9"><text:tab/>70 Bill</text:p>
      <text:p text:style-name="P9">POLY<text:tab/><text:tab/><text:tab/>14-OCT-01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s text:c="7"/>121 Hillary1</text:p>
      <text:p text:style-name="P9">COSC<text:tab/><text:tab/> <text:s text:c="5"/>1 16-JUL-97</text:p>
      <text:p text:style-name="P9"/>
      <text:p text:style-name="P9"><text:soft-page-break/><text:s text:c="7"/>122 Phoebe</text:p>
      <text:p text:style-name="P9">ENGL<text:tab/><text:tab/> <text:s text:c="5"/>3 15-APR-01</text:p>
      <text:p text:style-name="P9"/>
      <text:p text:style-name="P9"><text:s text:c="7"/>123 Holly</text:p>
      <text:p text:style-name="P9">POLY<text:tab/><text:tab/> <text:s text:c="5"/>4 15-JAN-02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s text:c="7"/>125 Sadie</text:p>
      <text:p text:style-name="P9">MATH<text:tab/><text:tab/> <text:s text:c="5"/>2 12-AUG-01</text:p>
      <text:p text:style-name="P9"/>
      <text:p text:style-name="P9"><text:s text:c="7"/>126 Jessica</text:p>
      <text:p text:style-name="P9">POLY<text:tab/><text:tab/> <text:s text:c="5"/>2 16-JUL-02</text:p>
      <text:p text:style-name="P9"/>
      <text:p text:style-name="P9"><text:s text:c="7"/>127 Steve</text:p>
      <text:p text:style-name="P9">ENGL<text:tab/><text:tab/> <text:s text:c="5"/>1 11-MAR-01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s text:c="7"/>128 Brad</text:p>
      <text:p text:style-name="P9">COSC<text:tab/><text:tab/> <text:s text:c="5"/>1 10-SEP-97</text:p>
      <text:p text:style-name="P9"/>
      <text:p text:style-name="P9"><text:s text:c="7"/>129 Cedric</text:p>
      <text:p text:style-name="P9">ENGL<text:tab/><text:tab/> <text:s text:c="5"/>2 15-APR-01</text:p>
      <text:p text:style-name="P9"/>
      <text:p text:style-name="P9"><text:s text:c="7"/>130 Alan</text:p>
      <text:p text:style-name="P9">COSC<text:tab/><text:tab/> <text:s text:c="5"/>2 16-JUL-97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s text:c="7"/>131 Rachel</text:p>
      <text:p text:style-name="P9">ENGL<text:tab/><text:tab/> <text:s text:c="5"/>3 15-APR-01</text:p>
      <text:p text:style-name="P9"/>
      <text:p text:style-name="P9"><text:s text:c="7"/>132 George</text:p>
      <text:p text:style-name="P9">POLY<text:tab/><text:tab/> <text:s text:c="5"/>1 16-APR-02</text:p>
      <text:p text:style-name="P9"/>
      <text:p text:style-name="P9"><text:s text:c="7"/>142 Jerry</text:p>
      <text:p text:style-name="P9">COSC<text:tab/><text:tab/> <text:s text:c="5"/>4 12-MAR-98</text:p>
      <text:p text:style-name="P9"/>
      <text:p text:style-name="P9"/>
      <text:p text:style-name="P9"><text:soft-page-break/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s text:c="7"/>143 Cramer</text:p>
      <text:p text:style-name="P9">ENGL<text:tab/><text:tab/> <text:s text:c="5"/>3 15-APR-01</text:p>
      <text:p text:style-name="P9"/>
      <text:p text:style-name="P9"><text:s text:c="7"/>144 Fraiser</text:p>
      <text:p text:style-name="P9">POLY<text:tab/><text:tab/> <text:s text:c="5"/>1 16-JUL-02</text:p>
      <text:p text:style-name="P9"/>
      <text:p text:style-name="P9"><text:s text:c="7"/>145 Harrison</text:p>
      <text:p text:style-name="P9">ACCT<text:tab/><text:tab/> <text:s text:c="5"/>4 12-FEB-97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s text:c="7"/>146 Francis</text:p>
      <text:p text:style-name="P9">ACCT<text:tab/><text:tab/> <text:s text:c="5"/>4 11-JUN-97</text:p>
      <text:p text:style-name="P9"/>
      <text:p text:style-name="P9"><text:s text:c="7"/>147 Smithly</text:p>
      <text:p text:style-name="P9">ENGL<text:tab/><text:tab/> <text:s text:c="5"/>2 13-MAY-01</text:p>
      <text:p text:style-name="P9"/>
      <text:p text:style-name="P9"><text:s text:c="7"/>148 Sebastian</text:p>
      <text:p text:style-name="P9">ACCT<text:tab/><text:tab/> <text:s text:c="5"/>2 14-OCT-96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tab/>31 Jake</text:p>
      <text:p text:style-name="P9">COSC<text:tab/><text:tab/> <text:s text:c="5"/>4 12-FEB-98</text:p>
      <text:p text:style-name="P9"/>
      <text:p text:style-name="P9"><text:s text:c="7"/>151 Losmith</text:p>
      <text:p text:style-name="P9">CHEM<text:tab/><text:tab/> <text:s text:c="5"/>3 15-JAN-02</text:p>
      <text:p text:style-name="P9"/>
      <text:p text:style-name="P9"><text:s text:c="7"/>153 Genevieve</text:p>
      <text:p text:style-name="P9">UNKN<text:tab/><text:tab/><text:tab/>15-OCT-96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s text:c="7"/>155 Lindsay</text:p>
      <text:p text:style-name="P9">UNKN<text:tab/><text:tab/> <text:s text:c="5"/>1 15-OCT-98</text:p>
      <text:p text:style-name="P9"/>
      <text:p text:style-name="P9"><text:soft-page-break/><text:s text:c="7"/>157 Stephanie</text:p>
      <text:p text:style-name="P9">MATH<text:tab/><text:tab/><text:tab/>16-APR-02</text:p>
      <text:p text:style-name="P9"/>
      <text:p text:style-name="P9"><text:s text:c="7"/>158 Thornton</text:p>
      <text:p text:style-name="P9"><text:tab/><text:tab/><text:tab/>15-OCT-89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s text:c="7"/>163 Lionel</text:p>
      <text:p text:style-name="P9"><text:tab/><text:tab/><text:tab/>15-OCT-89</text:p>
      <text:p text:style-name="P9"/>
      <text:p text:style-name="P9"><text:s text:c="7"/>161 Benny</text:p>
      <text:p text:style-name="P9">CHEM<text:tab/><text:tab/> <text:s text:c="5"/>4 10-JUN-01</text:p>
      <text:p text:style-name="P9"/>
      <text:p text:style-name="P9"><text:s text:c="7"/>160 Gus</text:p>
      <text:p text:style-name="P9">ART<text:tab/><text:tab/> <text:s text:c="5"/>3 15-OCT-98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tab/> 5 Zelda</text:p>
      <text:p text:style-name="P9">COSC<text:tab/><text:tab/><text:tab/>12-FEB-98</text:p>
      <text:p text:style-name="P9"/>
      <text:p text:style-name="P9"><text:tab/> 7 Mario</text:p>
      <text:p text:style-name="P9">MATH<text:tab/><text:tab/><text:tab/>12-AUG-01</text:p>
      <text:p text:style-name="P9"/>
      <text:p text:style-name="P9"><text:tab/> 9 Romona</text:p>
      <text:p text:style-name="P9">ENGL<text:tab/><text:tab/><text:tab/>15-APR-01</text:p>
      <text:p text:style-name="P9"/>
      <text:p text:style-name="P9"/>
      <text:p text:style-name="P9"><text:s text:c="6"/>STNO SNAME</text:p>
      <text:p text:style-name="P9">---------- ------------------------------------------------------------</text:p>
      <text:p text:style-name="P9">MAJOR<text:tab/><text:tab/> <text:s/>CLASS BDATE</text:p>
      <text:p text:style-name="P9">------------ ---------- ---------------</text:p>
      <text:p text:style-name="P9"><text:tab/> 6 Ken</text:p>
      <text:p text:style-name="P9">POLY<text:tab/><text:tab/><text:tab/>15-JUL-01</text:p>
      <text:p text:style-name="P9"/>
      <text:p text:style-name="P9"><text:tab/>88 Smith</text:p>
      <text:p text:style-name="P9"><text:tab/><text:tab/><text:tab/>15-OCT-93</text:p>
      <text:p text:style-name="P9"/>
      <text:p text:style-name="P9"><text:s text:c="7"/>191 Jake</text:p>
      <text:p text:style-name="P9">MATH<text:tab/><text:tab/> <text:s text:c="5"/>2 10-JUN-01</text:p>
      <text:p text:style-name="P9"/>
      <text:p text:style-name="P9"/>
      <text:p text:style-name="P9"><text:soft-page-break/>48 rows selected.</text:p>
      <text:p text:style-name="P9"/>
      <text:p text:style-name="P9"/>
      <text:p text:style-name="P9"/>
      <text:p text:style-name="P3">1.3<text:span text:style-name="T1">:</text:span></text:p>
      <text:p text:style-name="P9">Command-&gt;CREATE SYNONYM st FOR rearp.Student;</text:p>
      <text:p text:style-name="P9"/>
      <text:p text:style-name="P9">Synonym created.</text:p>
      <text:p text:style-name="P9"/>
      <text:p text:style-name="P10">Command-&gt;DESC st</text:p>
      <text:p text:style-name="P10"><text:s/>Name<text:tab/><text:tab/><text:tab/><text:tab/><text:tab/> <text:s text:c="2"/>Null? <text:s text:c="3"/>Type</text:p>
      <text:p text:style-name="P10"><text:s/>----------------------------------------- -------- ----------------------------</text:p>
      <text:p text:style-name="P10"><text:s/>STNO<text:tab/><text:tab/><text:tab/><text:tab/><text:tab/> <text:s text:c="2"/>NOT NULL NUMBER(38)</text:p>
      <text:p text:style-name="P10"><text:s/>SNAME<text:tab/><text:tab/><text:tab/><text:tab/><text:tab/><text:tab/> <text:s text:c="3"/>VARCHAR2(20)</text:p>
      <text:p text:style-name="P10"><text:s/>MAJOR<text:tab/><text:tab/><text:tab/><text:tab/><text:tab/><text:tab/> <text:s text:c="3"/>VARCHAR2(4)</text:p>
      <text:p text:style-name="P10"><text:s/>CLASS<text:tab/><text:tab/><text:tab/><text:tab/><text:tab/><text:tab/> <text:s text:c="3"/>NUMBER(38)</text:p>
      <text:p text:style-name="P10"><text:s/>BDATE<text:tab/><text:tab/><text:tab/><text:tab/><text:tab/><text:tab/> <text:s text:c="3"/>DATE</text:p>
      <text:p text:style-name="P10"/>
      <text:p text:style-name="P10"><text:s text:c="6"/>STNO SNAME</text:p>
      <text:p text:style-name="P10">---------- ------------------------------------------------------------</text:p>
      <text:p text:style-name="P10">MAJOR<text:tab/><text:tab/> <text:s/>CLASS BDATE</text:p>
      <text:p text:style-name="P10">------------ ---------- ---------------</text:p>
      <text:p text:style-name="P10"><text:tab/> 2 Lineas</text:p>
      <text:p text:style-name="P10">ENGL<text:tab/><text:tab/> <text:s text:c="5"/>1 15-APR-01</text:p>
      <text:p text:style-name="P10"/>
      <text:p text:style-name="P10"><text:tab/> 3 Mary</text:p>
      <text:p text:style-name="P10">COSC<text:tab/><text:tab/> <text:s text:c="5"/>4 16-JUL-98</text:p>
      <text:p text:style-name="P10"/>
      <text:p text:style-name="P10"><text:tab/> 8 Brenda</text:p>
      <text:p text:style-name="P10">COSC<text:tab/><text:tab/> <text:s text:c="5"/>2 13-AUG-97</text:p>
      <text:p text:style-name="P10"/>
      <text:p text:style-name="P10"/>
      <text:p text:style-name="P10"><text:s text:c="6"/>STNO SNAME</text:p>
      <text:p text:style-name="P10">---------- ------------------------------------------------------------</text:p>
      <text:p text:style-name="P10">MAJOR<text:tab/><text:tab/> <text:s/>CLASS BDATE</text:p>
      <text:p text:style-name="P10">------------ ---------- ---------------</text:p>
      <text:p text:style-name="P10"><text:tab/>10 Richard</text:p>
      <text:p text:style-name="P10">ENGL<text:tab/><text:tab/> <text:s text:c="5"/>1 13-MAY-01</text:p>
      <text:p text:style-name="P9"><text:span text:style-name="T1"/></text:p>
      <text:p text:style-name="P3"><text:span text:style-name="T1">Command-&gt;CREATE SYNONYM cor FOR rearp.Course; <text:s/></text:span></text:p>
      <text:p text:style-name="P3"><text:span text:style-name="T1"/></text:p>
      <text:p text:style-name="P3"><text:span text:style-name="T1">Synonym created.</text:span></text:p>
      <text:p text:style-name="P3"><text:span text:style-name="T1"/></text:p>
      <text:p text:style-name="P5"><text:span text:style-name="T1">Command-&gt;DESC cor</text:span></text:p>
      <text:p text:style-name="P5"><text:span text:style-name="T1"><text:s/>Name<text:tab/><text:tab/><text:tab/><text:tab/><text:tab/> <text:s text:c="2"/>Null? <text:s text:c="3"/>Type</text:span></text:p>
      <text:p text:style-name="P5"><text:span text:style-name="T1"><text:s/>----------------------------------------- -------- ----------------------------</text:span></text:p>
      <text:p text:style-name="P5"><text:span text:style-name="T1"><text:s/>COURSE_NAME<text:tab/><text:tab/><text:tab/><text:tab/><text:tab/> <text:s text:c="3"/>VARCHAR2(20)</text:span></text:p>
      <text:p text:style-name="P5"><text:span text:style-name="T1"><text:s/>COURSE_NUMBER<text:tab/><text:tab/><text:tab/><text:tab/> <text:s text:c="2"/>NOT NULL VARCHAR2(8)</text:span></text:p>
      <text:p text:style-name="P5"><text:span text:style-name="T1"><text:s/>CREDIT_HOURS<text:tab/><text:tab/><text:tab/><text:tab/><text:tab/> <text:s text:c="3"/>NUMBER(38)</text:span></text:p>
      <text:p text:style-name="P5"><text:soft-page-break/><text:span text:style-name="T1"><text:s/>OFFERING_DEPT<text:tab/><text:tab/><text:tab/><text:tab/><text:tab/> <text:s text:c="3"/>VARCHAR2(4)</text:span></text:p>
      <text:p text:style-name="P5"/>
      <text:p text:style-name="P5">COURSE_NAME</text:p>
      <text:p text:style-name="P5">------------------------------------------------------------</text:p>
      <text:p text:style-name="P5">COURSE_NUMBER<text:tab/><text:tab/> CREDIT_HOURS OFFERING_DEP</text:p>
      <text:p text:style-name="P5">------------------------ ------------ ------------</text:p>
      <text:p text:style-name="P5">ACCOUNTING I</text:p>
      <text:p text:style-name="P5">ACCT2020<text:tab/><text:tab/><text:tab/> <text:s text:c="3"/>3 ACCT</text:p>
      <text:p text:style-name="P5"/>
      <text:p text:style-name="P5">ACCOUNTING II</text:p>
      <text:p text:style-name="P5">ACCT2220<text:tab/><text:tab/><text:tab/> <text:s text:c="3"/>3 ACCT</text:p>
      <text:p text:style-name="P5"/>
      <text:p text:style-name="P5">MANAGERIAL FINANCE</text:p>
      <text:p text:style-name="P5">ACCT3333<text:tab/><text:tab/><text:tab/> <text:s text:c="3"/>3 ACCT</text:p>
      <text:p text:style-name="P5"/>
      <text:p text:style-name="P5"/>
      <text:p text:style-name="P5">COURSE_NAME</text:p>
      <text:p text:style-name="P5">------------------------------------------------------------</text:p>
      <text:p text:style-name="P5">COURSE_NUMBER<text:tab/><text:tab/> CREDIT_HOURS OFFERING_DEP</text:p>
      <text:p text:style-name="P5">------------------------ ------------ ------------</text:p>
      <text:p text:style-name="P5">ACCOUNTING INFO SYST</text:p>
      <text:p text:style-name="P5">ACCT3464<text:tab/><text:tab/><text:tab/> <text:s text:c="3"/>3 ACCT</text:p>
      <text:p text:style-name="P3"><text:span text:style-name="T1"/></text:p>
      <text:p text:style-name="P3"><text:span text:style-name="T1">Command-&gt;CREATE SYNONYM sect FOR rearp.Section;</text:span></text:p>
      <text:p text:style-name="P3"><text:span text:style-name="T1"/></text:p>
      <text:p text:style-name="P3"><text:span text:style-name="T1">Synonym created.</text:span></text:p>
      <text:p text:style-name="P4"><text:span text:style-name="T1"/></text:p>
      <text:p text:style-name="P5"><text:span text:style-name="T1">Command-&gt;DESC sect</text:span></text:p>
      <text:p text:style-name="P5"><text:span text:style-name="T1"><text:s/>Name<text:tab/><text:tab/><text:tab/><text:tab/><text:tab/> <text:s text:c="2"/>Null? <text:s text:c="3"/>Type</text:span></text:p>
      <text:p text:style-name="P5"><text:span text:style-name="T1"><text:s/>----------------------------------------- -------- ----------------------------</text:span></text:p>
      <text:p text:style-name="P5"><text:span text:style-name="T1"><text:s/>SECTION_ID<text:tab/><text:tab/><text:tab/><text:tab/> <text:s text:c="2"/>NOT NULL NUMBER(38)</text:span></text:p>
      <text:p text:style-name="P5"><text:span text:style-name="T1"><text:s/>COURSE_NUM<text:tab/><text:tab/><text:tab/><text:tab/><text:tab/> <text:s text:c="3"/>VARCHAR2(8)</text:span></text:p>
      <text:p text:style-name="P5"><text:span text:style-name="T1"><text:s/>SEMESTER<text:tab/><text:tab/><text:tab/><text:tab/><text:tab/> <text:s text:c="3"/>VARCHAR2(6)</text:span></text:p>
      <text:p text:style-name="P5"><text:span text:style-name="T1"><text:s/>YEAR<text:tab/><text:tab/><text:tab/><text:tab/><text:tab/><text:tab/> <text:s text:c="3"/>CHAR(2)</text:span></text:p>
      <text:p text:style-name="P5"><text:span text:style-name="T1"><text:s/>INSTRUCTOR<text:tab/><text:tab/><text:tab/><text:tab/><text:tab/> <text:s text:c="3"/>VARCHAR2(10)</text:span></text:p>
      <text:p text:style-name="P5"><text:span text:style-name="T1"><text:s/>BLDG<text:tab/><text:tab/><text:tab/><text:tab/><text:tab/><text:tab/> <text:s text:c="3"/>NUMBER(38)</text:span></text:p>
      <text:p text:style-name="P5"><text:span text:style-name="T1"><text:s/>ROOM<text:tab/><text:tab/><text:tab/><text:tab/><text:tab/><text:tab/> <text:s text:c="3"/>NUMBER(38)</text:span></text:p>
      <text:p text:style-name="P5"><text:span text:style-name="T1"/></text:p>
      <text:p text:style-name="P6"><text:span text:style-name="T1">SECTION_ID COURSE_NUM<text:tab/><text:tab/> <text:s text:c="3"/>SEMESTER<text:tab/> <text:s text:c="6"/>YEAR</text:span></text:p>
      <text:p text:style-name="P6"><text:span text:style-name="T1">---------- ------------------------ ------------------ ------</text:span></text:p>
      <text:p text:style-name="P6"><text:span text:style-name="T1">INSTRUCTOR<text:tab/><text:tab/><text:tab/> <text:s text:c="4"/>BLDG<text:tab/>ROOM</text:span></text:p>
      <text:p text:style-name="P6"><text:span text:style-name="T1">------------------------------ ---------- ----------</text:span></text:p>
      <text:p text:style-name="P6"><text:span text:style-name="T1"><text:tab/>85 MATH2410<text:tab/><text:tab/> <text:s text:c="3"/>FALL<text:tab/> <text:s text:c="6"/>14</text:span></text:p>
      <text:p text:style-name="P6"><text:span text:style-name="T1">KING<text:tab/><text:tab/><text:tab/><text:tab/> <text:s text:c="6"/>36<text:tab/> 123</text:span></text:p>
      <text:p text:style-name="P6"><text:span text:style-name="T1"/></text:p>
      <text:p text:style-name="P6"><text:span text:style-name="T1"><text:tab/>86 MATH5501<text:tab/><text:tab/> <text:s text:c="3"/>FALL<text:tab/> <text:s text:c="6"/>14</text:span></text:p>
      <text:p text:style-name="P6"><text:span text:style-name="T1">EMERSON <text:tab/><text:tab/><text:tab/> <text:s text:c="6"/>36<text:tab/> 123</text:span></text:p>
      <text:p text:style-name="P6"><text:span text:style-name="T1"/></text:p>
      <text:p text:style-name="P6"><text:span text:style-name="T1"><text:tab/>87 ENGL3401<text:tab/><text:tab/> <text:s text:c="3"/>FALL<text:tab/> <text:s text:c="6"/>15</text:span></text:p>
      <text:p text:style-name="P6"><text:soft-page-break/><text:span text:style-name="T1">HILLARY <text:tab/><text:tab/><text:tab/> <text:s text:c="6"/>13<text:tab/> 101</text:span></text:p>
      <text:p text:style-name="P6"><text:span text:style-name="T1"/></text:p>
      <text:p text:style-name="P6"><text:span text:style-name="T1"/></text:p>
      <text:p text:style-name="P6"><text:span text:style-name="T1">SECTION_ID COURSE_NUM<text:tab/><text:tab/> <text:s text:c="3"/>SEMESTER<text:tab/> <text:s text:c="6"/>YEAR</text:span></text:p>
      <text:p text:style-name="P6"><text:span text:style-name="T1">---------- ------------------------ ------------------ ------</text:span></text:p>
      <text:p text:style-name="P6"><text:span text:style-name="T1">INSTRUCTOR<text:tab/><text:tab/><text:tab/> <text:s text:c="4"/>BLDG<text:tab/>ROOM</text:span></text:p>
      <text:p text:style-name="P6"><text:span text:style-name="T1">------------------------------ ---------- ----------</text:span></text:p>
      <text:p text:style-name="P6"><text:span text:style-name="T1"><text:tab/>88 ENGL3520<text:tab/><text:tab/> <text:s text:c="3"/>FALL<text:tab/> <text:s text:c="6"/>16</text:span></text:p>
      <text:p text:style-name="P6"><text:span text:style-name="T1">HILLARY <text:tab/><text:tab/><text:tab/> <text:s text:c="6"/>13<text:tab/> 101</text:span></text:p>
      <text:p text:style-name="P3"/>
      <text:p text:style-name="P3"><text:span text:style-name="T1">Command-&gt;CREATE SYNONYM pre FOR rearp.Prereq;</text:span></text:p>
      <text:p text:style-name="P3"><text:span text:style-name="T1"/></text:p>
      <text:p text:style-name="P3"><text:span text:style-name="T1">Synonym created.</text:span></text:p>
      <text:p text:style-name="P3"><text:span text:style-name="T1"/></text:p>
      <text:p text:style-name="P5"><text:span text:style-name="T1">Command-&gt;DESC pre</text:span></text:p>
      <text:p text:style-name="P5"><text:span text:style-name="T1"><text:s/>Name<text:tab/><text:tab/><text:tab/><text:tab/><text:tab/> <text:s text:c="2"/>Null? <text:s text:c="3"/>Type</text:span></text:p>
      <text:p text:style-name="P5"><text:span text:style-name="T1"><text:s/>----------------------------------------- -------- ----------------------------</text:span></text:p>
      <text:p text:style-name="P5"><text:span text:style-name="T1"><text:s/>COURSE_NUMBER<text:tab/><text:tab/><text:tab/><text:tab/> <text:s text:c="2"/>NOT NULL VARCHAR2(8)</text:span></text:p>
      <text:p text:style-name="P5"><text:span text:style-name="T1"><text:s/>PREREQ <text:tab/><text:tab/><text:tab/><text:tab/> <text:s text:c="2"/>NOT NULL VARCHAR2(8)</text:span></text:p>
      <text:p text:style-name="P5"><text:span text:style-name="T1"/></text:p>
      <text:p text:style-name="P6"><text:span text:style-name="T1">COURSE_NUMBER<text:tab/><text:tab/> PREREQ</text:span></text:p>
      <text:p text:style-name="P6"><text:span text:style-name="T1">------------------------ ------------------------</text:span></text:p>
      <text:p text:style-name="P6"><text:span text:style-name="T1">ACCT3333<text:tab/><text:tab/> ACCT2220</text:span></text:p>
      <text:p text:style-name="P6"><text:span text:style-name="T1">CHEM3001<text:tab/><text:tab/> CHEM2001</text:span></text:p>
      <text:p text:style-name="P6"><text:span text:style-name="T1">COSC3320<text:tab/><text:tab/> COSC1310</text:span></text:p>
      <text:p text:style-name="P6"><text:span text:style-name="T1">COSC3380<text:tab/><text:tab/> COSC3320</text:span></text:p>
      <text:p text:style-name="P3"><text:span text:style-name="T1"/></text:p>
      <text:p text:style-name="P3"><text:span text:style-name="T1">Command-&gt;CREATE SYNONYM grade FOR rearp.Grade_report;</text:span></text:p>
      <text:p text:style-name="P3"><text:span text:style-name="T1"/></text:p>
      <text:p text:style-name="P3"><text:span text:style-name="T1">Synonym created.</text:span></text:p>
      <text:p text:style-name="P3"><text:span text:style-name="T1"/></text:p>
      <text:p text:style-name="P5"><text:span text:style-name="T1">Command-&gt;DESC grade</text:span></text:p>
      <text:p text:style-name="P5"><text:span text:style-name="T1"><text:s/>Name<text:tab/><text:tab/><text:tab/><text:tab/><text:tab/> <text:s text:c="2"/>Null? <text:s text:c="3"/>Type</text:span></text:p>
      <text:p text:style-name="P5"><text:span text:style-name="T1"><text:s/>----------------------------------------- -------- ----------------------------</text:span></text:p>
      <text:p text:style-name="P5"><text:span text:style-name="T1"><text:s/>STUDENT_NUMBER <text:tab/><text:tab/><text:tab/> <text:s text:c="2"/>NOT NULL NUMBER(38)</text:span></text:p>
      <text:p text:style-name="P5"><text:span text:style-name="T1"><text:s/>SECTION_ID<text:tab/><text:tab/><text:tab/><text:tab/> <text:s text:c="2"/>NOT NULL NUMBER(38)</text:span></text:p>
      <text:p text:style-name="P5"><text:span text:style-name="T1"><text:s/>GRADE<text:tab/><text:tab/><text:tab/><text:tab/><text:tab/><text:tab/> <text:s text:c="3"/>CHAR(1)</text:span></text:p>
      <text:p text:style-name="P5"><text:span text:style-name="T1"/></text:p>
      <text:p text:style-name="P6"><text:span text:style-name="T1">STUDENT_NUMBER SECTION_ID GRA</text:span></text:p>
      <text:p text:style-name="P6"><text:span text:style-name="T1">-------------- ---------- ---</text:span></text:p>
      <text:p text:style-name="P6"><text:span text:style-name="T1"><text:tab/> <text:s text:c="4"/>2<text:tab/> <text:s text:c="6"/>85 D</text:span></text:p>
      <text:p text:style-name="P6"><text:span text:style-name="T1"><text:tab/> <text:s text:c="4"/>2<text:tab/> <text:s text:c="5"/>102 B</text:span></text:p>
      <text:p text:style-name="P6"><text:span text:style-name="T1"><text:tab/> <text:s text:c="4"/>2<text:tab/> <text:s text:c="5"/>126 B</text:span></text:p>
      <text:p text:style-name="P6"><text:span text:style-name="T1"><text:tab/> <text:s text:c="4"/>2<text:tab/> <text:s text:c="5"/>127 A</text:span></text:p>
      <text:p text:style-name="P3"><text:span text:style-name="T1"/></text:p>
      <text:p text:style-name="P3"><text:span text:style-name="T1">Command-&gt;CREATE SYNONYM d2m FOR rearp.Department_to_major;</text:span></text:p>
      <text:p text:style-name="P3"><text:span text:style-name="T1"/></text:p>
      <text:p text:style-name="P3"><text:span text:style-name="T1">Synonym created.</text:span></text:p>
      <text:p text:style-name="P3"><text:span text:style-name="T1"/></text:p>
      <text:p text:style-name="P5"><text:soft-page-break/><text:span text:style-name="T1">Command-&gt;DESC d2m</text:span></text:p>
      <text:p text:style-name="P5"><text:span text:style-name="T1"><text:s/>Name<text:tab/><text:tab/><text:tab/><text:tab/><text:tab/> <text:s text:c="2"/>Null? <text:s text:c="3"/>Type</text:span></text:p>
      <text:p text:style-name="P5"><text:span text:style-name="T1"><text:s/>----------------------------------------- -------- ----------------------------</text:span></text:p>
      <text:p text:style-name="P5"><text:span text:style-name="T1"><text:s/>DCODE<text:tab/><text:tab/><text:tab/><text:tab/><text:tab/> <text:s text:c="2"/>NOT NULL VARCHAR2(4)</text:span></text:p>
      <text:p text:style-name="P5"><text:span text:style-name="T1"><text:s/>DNAME<text:tab/><text:tab/><text:tab/><text:tab/><text:tab/><text:tab/> <text:s text:c="3"/>VARCHAR2(20)</text:span></text:p>
      <text:p text:style-name="P5"><text:span text:style-name="T1"/></text:p>
      <text:p text:style-name="P6"><text:span text:style-name="T1">DCODE<text:tab/> <text:s text:c="4"/>DNAME</text:span></text:p>
      <text:p text:style-name="P6"><text:span text:style-name="T1">------------ ------------------------------------------------------------</text:span></text:p>
      <text:p text:style-name="P6"><text:span text:style-name="T1">ACCT<text:tab/> <text:s text:c="4"/>Accounting</text:span></text:p>
      <text:p text:style-name="P6"><text:span text:style-name="T1">ART<text:tab/> <text:s text:c="4"/>Art</text:span></text:p>
      <text:p text:style-name="P6"><text:span text:style-name="T1">COSC<text:tab/> <text:s text:c="4"/>Computer Science</text:span></text:p>
      <text:p text:style-name="P6"><text:span text:style-name="T1">ENGL<text:tab/> <text:s text:c="4"/>English</text:span></text:p>
      <text:p text:style-name="P3"><text:span text:style-name="T1"/></text:p>
      <text:p text:style-name="P3"><text:span text:style-name="T1">Command-&gt;CREATE SYNONYM ro FOR rearp.Room;</text:span></text:p>
      <text:p text:style-name="P3"><text:span text:style-name="T1"/></text:p>
      <text:p text:style-name="P3"><text:span text:style-name="T1">Synonym created.</text:span></text:p>
      <text:p text:style-name="P3"><text:span text:style-name="T1"/></text:p>
      <text:p text:style-name="P5"><text:span text:style-name="T1">Command-&gt;DESC ro</text:span></text:p>
      <text:p text:style-name="P5"><text:span text:style-name="T1"><text:s/>Name<text:tab/><text:tab/><text:tab/><text:tab/><text:tab/> <text:s text:c="2"/>Null? <text:s text:c="3"/>Type</text:span></text:p>
      <text:p text:style-name="P5"><text:span text:style-name="T1"><text:s/>----------------------------------------- -------- ----------------------------</text:span></text:p>
      <text:p text:style-name="P5"><text:span text:style-name="T1"><text:s/>BLDG<text:tab/><text:tab/><text:tab/><text:tab/><text:tab/> <text:s text:c="2"/>NOT NULL NUMBER(38)</text:span></text:p>
      <text:p text:style-name="P5"><text:span text:style-name="T1"><text:s/>ROOM<text:tab/><text:tab/><text:tab/><text:tab/><text:tab/> <text:s text:c="2"/>NOT NULL NUMBER(38)</text:span></text:p>
      <text:p text:style-name="P5"><text:span text:style-name="T1"><text:s/>CAPACITY<text:tab/><text:tab/><text:tab/><text:tab/><text:tab/> <text:s text:c="3"/>NUMBER(38)</text:span></text:p>
      <text:p text:style-name="P5"><text:span text:style-name="T1"><text:s/>OHEAD<text:tab/><text:tab/><text:tab/><text:tab/><text:tab/><text:tab/> <text:s text:c="3"/>VARCHAR2(1)</text:span></text:p>
      <text:p text:style-name="P5"><text:span text:style-name="T1"/></text:p>
      <text:p text:style-name="P5"><text:span text:style-name="T1"><text:s text:c="6"/>BLDG<text:tab/> ROOM<text:tab/>CAPACITY OHE</text:span></text:p>
      <text:p text:style-name="P5"><text:span text:style-name="T1">---------- ---------- ---------- ---</text:span></text:p>
      <text:p text:style-name="P5"><text:span text:style-name="T1"><text:tab/>13<text:tab/> <text:s/>101<text:tab/> <text:s text:c="5"/>85 Y</text:span></text:p>
      <text:p text:style-name="P5"><text:span text:style-name="T1"><text:tab/>36<text:tab/> <text:s/>123<text:tab/> <text:s text:c="5"/>35 N</text:span></text:p>
      <text:p text:style-name="P5"><text:span text:style-name="T1"><text:tab/>58<text:tab/> <text:s/>114<text:tab/> <text:s text:c="5"/>60</text:span></text:p>
      <text:p text:style-name="P5"><text:span text:style-name="T1"><text:tab/>79<text:tab/> <text:s/>179<text:tab/> <text:s text:c="5"/>35 Y</text:span></text:p>
      <text:p text:style-name="P6">1.4:</text:p>
      <text:p text:style-name="P7"><text:span text:style-name="T1">Command-&gt;SELECT * <text:s text:c="4"/></text:span></text:p>
      <text:p text:style-name="P7"><text:span text:style-name="T1"><text:s text:c="2"/>2 <text:s/>FROM Prereq;</text:span></text:p>
      <text:p text:style-name="P7"><text:span text:style-name="T1"/></text:p>
      <text:p text:style-name="P7"><text:span text:style-name="T1">COURSE_NUMBER<text:tab/><text:tab/> PREREQ</text:span></text:p>
      <text:p text:style-name="P7"><text:span text:style-name="T1">------------------------ ------------------------</text:span></text:p>
      <text:p text:style-name="P7"><text:span text:style-name="T1">ACCT3333<text:tab/><text:tab/> ACCT2220</text:span></text:p>
      <text:p text:style-name="P7"><text:span text:style-name="T1">CHEM3001<text:tab/><text:tab/> CHEM2001</text:span></text:p>
      <text:p text:style-name="P7"><text:span text:style-name="T1">COSC3320<text:tab/><text:tab/> COSC1310</text:span></text:p>
      <text:p text:style-name="P7"><text:span text:style-name="T1">COSC3380<text:tab/><text:tab/> COSC3320</text:span></text:p>
      <text:p text:style-name="P7"><text:span text:style-name="T1">COSC3380<text:tab/><text:tab/> MATH2410</text:span></text:p>
      <text:p text:style-name="P7"><text:span text:style-name="T1">COSC5234<text:tab/><text:tab/> COSC3320</text:span></text:p>
      <text:p text:style-name="P7"><text:span text:style-name="T1">ENGL1011<text:tab/><text:tab/> ENGL1010</text:span></text:p>
      <text:p text:style-name="P7"><text:span text:style-name="T1">ENGL3401<text:tab/><text:tab/> ENGL1011</text:span></text:p>
      <text:p text:style-name="P7"><text:span text:style-name="T1">ENGL3520<text:tab/><text:tab/> ENGL1011</text:span></text:p>
      <text:p text:style-name="P7"><text:span text:style-name="T1">MATH5501<text:tab/><text:tab/> MATH2333</text:span></text:p>
      <text:p text:style-name="P7"><text:span text:style-name="T1">POLY2103<text:tab/><text:tab/> POLY1201</text:span></text:p>
      <text:p text:style-name="P7"><text:span text:style-name="T1"/></text:p>
      <text:p text:style-name="P7"><text:soft-page-break/><text:span text:style-name="T1">COURSE_NUMBER<text:tab/><text:tab/> PREREQ</text:span></text:p>
      <text:p text:style-name="P7"><text:span text:style-name="T1">------------------------ ------------------------</text:span></text:p>
      <text:p text:style-name="P7"><text:span text:style-name="T1">POLY5501<text:tab/><text:tab/> POLY4103</text:span></text:p>
      <text:p text:style-name="P7"><text:span text:style-name="T1"/></text:p>
      <text:p text:style-name="P7"><text:span text:style-name="T1">12 rows selected.</text:span></text:p>
      <text:p text:style-name="P7"><text:span text:style-name="T1"/></text:p>
      <text:p text:style-name="P7"><text:span text:style-name="T1">Command-&gt;CHANGE /Prereq/Course/</text:span></text:p>
      <text:p text:style-name="P7"><text:span text:style-name="T1"><text:s text:c="2"/>2* FROM Course</text:span></text:p>
      <text:p text:style-name="P7"><text:span text:style-name="T1">Command-&gt;2</text:span></text:p>
      <text:p text:style-name="P7"><text:span text:style-name="T1"><text:s text:c="2"/>2* FROM Course</text:span></text:p>
      <text:p text:style-name="P7"><text:span text:style-name="T1">Command-&gt;i</text:span></text:p>
      <text:p text:style-name="P7"><text:span text:style-name="T1"><text:s text:c="2"/>3 <text:s/>WHERE offering_dept = 'COSC'</text:span></text:p>
      <text:p text:style-name="P7"><text:span text:style-name="T1"><text:s text:c="2"/>4 <text:s/></text:span></text:p>
      <text:p text:style-name="P7"><text:span text:style-name="T1">Command-&gt;/</text:span></text:p>
      <text:p text:style-name="P7"><text:span text:style-name="T1"/></text:p>
      <text:p text:style-name="P7"><text:span text:style-name="T1">COURSE_NAME</text:span></text:p>
      <text:p text:style-name="P7"><text:span text:style-name="T1">------------------------------------------------------------</text:span></text:p>
      <text:p text:style-name="P7"><text:span text:style-name="T1">COURSE_NUMBER<text:tab/><text:tab/> CREDIT_HOURS OFFERING_DEP</text:span></text:p>
      <text:p text:style-name="P7"><text:span text:style-name="T1">------------------------ ------------ ------------</text:span></text:p>
      <text:p text:style-name="P7"><text:span text:style-name="T1">INTRO TO COMPUTER SC</text:span></text:p>
      <text:p text:style-name="P7"><text:span text:style-name="T1">COSC1310<text:tab/><text:tab/><text:tab/> <text:s text:c="3"/>4 COSC</text:span></text:p>
      <text:p text:style-name="P7"><text:span text:style-name="T1"/></text:p>
      <text:p text:style-name="P7"><text:span text:style-name="T1">TURBO PASCAL</text:span></text:p>
      <text:p text:style-name="P7"><text:span text:style-name="T1">COSC2025<text:tab/><text:tab/><text:tab/> <text:s text:c="3"/>3 COSC</text:span></text:p>
      <text:p text:style-name="P7"><text:span text:style-name="T1"/></text:p>
      <text:p text:style-name="P7"><text:span text:style-name="T1">ADVANCED COBOL</text:span></text:p>
      <text:p text:style-name="P7"><text:span text:style-name="T1">COSC2303<text:tab/><text:tab/><text:tab/> <text:s text:c="3"/>3 COSC</text:span></text:p>
      <text:p text:style-name="P7"><text:span text:style-name="T1"/></text:p>
      <text:p text:style-name="P7"><text:span text:style-name="T1"/></text:p>
      <text:p text:style-name="P7"><text:span text:style-name="T1">COURSE_NAME</text:span></text:p>
      <text:p text:style-name="P7"><text:span text:style-name="T1">------------------------------------------------------------</text:span></text:p>
      <text:p text:style-name="P7"><text:span text:style-name="T1">COURSE_NUMBER<text:tab/><text:tab/> CREDIT_HOURS OFFERING_DEP</text:span></text:p>
      <text:p text:style-name="P7"><text:span text:style-name="T1">------------------------ ------------ ------------</text:span></text:p>
      <text:p text:style-name="P7"><text:span text:style-name="T1">DATA STRUCTURES</text:span></text:p>
      <text:p text:style-name="P7"><text:span text:style-name="T1">COSC3320<text:tab/><text:tab/><text:tab/> <text:s text:c="3"/>4 COSC</text:span></text:p>
      <text:p text:style-name="P7"><text:span text:style-name="T1"/></text:p>
      <text:p text:style-name="P7"><text:span text:style-name="T1">DATABASE</text:span></text:p>
      <text:p text:style-name="P7"><text:span text:style-name="T1">COSC3380<text:tab/><text:tab/><text:tab/> <text:s text:c="3"/>3 COSC</text:span></text:p>
      <text:p text:style-name="P7"><text:span text:style-name="T1"/></text:p>
      <text:p text:style-name="P7"><text:span text:style-name="T1">OPERATIONS RESEARCH</text:span></text:p>
      <text:p text:style-name="P7"><text:span text:style-name="T1">COSC3701<text:tab/><text:tab/><text:tab/> <text:s text:c="3"/>3 COSC</text:span></text:p>
      <text:p text:style-name="P7"><text:span text:style-name="T1"/></text:p>
      <text:p text:style-name="P7"><text:span text:style-name="T1"/></text:p>
      <text:p text:style-name="P7"><text:span text:style-name="T1">COURSE_NAME</text:span></text:p>
      <text:p text:style-name="P7"><text:span text:style-name="T1">------------------------------------------------------------</text:span></text:p>
      <text:p text:style-name="P7"><text:span text:style-name="T1">COURSE_NUMBER<text:tab/><text:tab/> CREDIT_HOURS OFFERING_DEP</text:span></text:p>
      <text:p text:style-name="P7"><text:span text:style-name="T1">------------------------ ------------ ------------</text:span></text:p>
      <text:p text:style-name="P7"><text:span text:style-name="T1">ADVANCED ASSEMBLER</text:span></text:p>
      <text:p text:style-name="P7"><text:span text:style-name="T1">COSC4301<text:tab/><text:tab/><text:tab/> <text:s text:c="3"/>3 COSC</text:span></text:p>
      <text:p text:style-name="P7"><text:soft-page-break/><text:span text:style-name="T1"/></text:p>
      <text:p text:style-name="P7"><text:span text:style-name="T1">SYSTEM PROJECT</text:span></text:p>
      <text:p text:style-name="P7"><text:span text:style-name="T1">COSC4309<text:tab/><text:tab/><text:tab/> <text:s text:c="3"/>3 COSC</text:span></text:p>
      <text:p text:style-name="P7"><text:span text:style-name="T1"/></text:p>
      <text:p text:style-name="P7"><text:span text:style-name="T1">ADA - INTRODUCTION</text:span></text:p>
      <text:p text:style-name="P7"><text:span text:style-name="T1">COSC5234<text:tab/><text:tab/><text:tab/> <text:s text:c="3"/>4 COSC</text:span></text:p>
      <text:p text:style-name="P7"><text:span text:style-name="T1"/></text:p>
      <text:p text:style-name="P7"><text:span text:style-name="T1"/></text:p>
      <text:p text:style-name="P7"><text:span text:style-name="T1">COURSE_NAME</text:span></text:p>
      <text:p text:style-name="P7"><text:span text:style-name="T1">------------------------------------------------------------</text:span></text:p>
      <text:p text:style-name="P7"><text:span text:style-name="T1">COURSE_NUMBER<text:tab/><text:tab/> CREDIT_HOURS OFFERING_DEP</text:span></text:p>
      <text:p text:style-name="P7"><text:span text:style-name="T1">------------------------ ------------ ------------</text:span></text:p>
      <text:p text:style-name="P7"><text:span text:style-name="T1">NETWORKS</text:span></text:p>
      <text:p text:style-name="P7"><text:span text:style-name="T1">COSC5920<text:tab/><text:tab/><text:tab/> <text:s text:c="3"/>3 COSC</text:span></text:p>
      <text:p text:style-name="P7"><text:span text:style-name="T1"/></text:p>
      <text:p text:style-name="P7"><text:span text:style-name="T1"/></text:p>
      <text:p text:style-name="P7"><text:span text:style-name="T1">10 rows selected.</text:span></text:p>
      <text:p text:style-name="P7"><text:span text:style-name="T1"/></text:p>
      <text:p text:style-name="P7"><text:span text:style-name="T1">Command-&gt;l</text:span></text:p>
      <text:p text:style-name="P7"><text:span text:style-name="T1"><text:s text:c="2"/>1 <text:s/>SELECT *</text:span></text:p>
      <text:p text:style-name="P7"><text:span text:style-name="T1"><text:s text:c="2"/>2 <text:s/>FROM Course</text:span></text:p>
      <text:p text:style-name="P7"><text:span text:style-name="T1"><text:s text:c="2"/>3* WHERE offering_dept = 'COSC'</text:span></text:p>
      <text:p text:style-name="P7"><text:span text:style-name="T1">Command-&gt;1</text:span></text:p>
      <text:p text:style-name="P7"><text:span text:style-name="T1"><text:s text:c="2"/>1* SELECT *</text:span></text:p>
      <text:p text:style-name="P7"><text:span text:style-name="T1">Command-&gt;c /*/course_name/</text:span></text:p>
      <text:p text:style-name="P7"><text:span text:style-name="T1"><text:s text:c="2"/>1* SELECT course_name</text:span></text:p>
      <text:p text:style-name="P7"><text:span text:style-name="T1">Command-&gt;del 3</text:span></text:p>
      <text:p text:style-name="P7"><text:span text:style-name="T1">Command-&gt;/</text:span></text:p>
      <text:p text:style-name="P7"><text:span text:style-name="T1"/></text:p>
      <text:p text:style-name="P7"><text:span text:style-name="T1">COURSE_NAME</text:span></text:p>
      <text:p text:style-name="P7"><text:span text:style-name="T1">------------------------------------------------------------</text:span></text:p>
      <text:p text:style-name="P7"><text:span text:style-name="T1">ACCOUNTING I</text:span></text:p>
      <text:p text:style-name="P7"><text:span text:style-name="T1">ACCOUNTING II</text:span></text:p>
      <text:p text:style-name="P7"><text:span text:style-name="T1">MANAGERIAL FINANCE</text:span></text:p>
      <text:p text:style-name="P7"><text:span text:style-name="T1">ACCOUNTING INFO SYST</text:span></text:p>
      <text:p text:style-name="P7"><text:span text:style-name="T1">INTRO TO COMPUTER SC</text:span></text:p>
      <text:p text:style-name="P7"><text:span text:style-name="T1">TURBO PASCAL</text:span></text:p>
      <text:p text:style-name="P7"><text:span text:style-name="T1">ADVANCED COBOL</text:span></text:p>
      <text:p text:style-name="P7"><text:span text:style-name="T1">DATA STRUCTURES</text:span></text:p>
      <text:p text:style-name="P7"><text:span text:style-name="T1">DATABASE</text:span></text:p>
      <text:p text:style-name="P7"><text:span text:style-name="T1">OPERATIONS RESEARCH</text:span></text:p>
      <text:p text:style-name="P7"><text:span text:style-name="T1">ADVANCED ASSEMBLER</text:span></text:p>
      <text:p text:style-name="P7"><text:span text:style-name="T1"/></text:p>
      <text:p text:style-name="P7"><text:span text:style-name="T1">COURSE_NAME</text:span></text:p>
      <text:p text:style-name="P7"><text:span text:style-name="T1">------------------------------------------------------------</text:span></text:p>
      <text:p text:style-name="P7"><text:span text:style-name="T1">SYSTEM PROJECT</text:span></text:p>
      <text:p text:style-name="P7"><text:span text:style-name="T1">ADA - INTRODUCTION</text:span></text:p>
      <text:p text:style-name="P7"><text:span text:style-name="T1">NETWORKS</text:span></text:p>
      <text:p text:style-name="P7"><text:span text:style-name="T1">ENGLISH COMP I</text:span></text:p>
      <text:p text:style-name="P7"><text:soft-page-break/><text:span text:style-name="T1">ENGLISH COMP II</text:span></text:p>
      <text:p text:style-name="P7"><text:span text:style-name="T1">WRITING FOR NON MAJO</text:span></text:p>
      <text:p text:style-name="P7"><text:span text:style-name="T1">ALGEBRA</text:span></text:p>
      <text:p text:style-name="P7"><text:span text:style-name="T1">DISCRETE MATHEMATICS</text:span></text:p>
      <text:p text:style-name="P7"><text:span text:style-name="T1">CALCULUS 1</text:span></text:p>
      <text:p text:style-name="P7"><text:span text:style-name="T1">AMERICAN CONSTITUTIO</text:span></text:p>
      <text:p text:style-name="P7"><text:span text:style-name="T1">INTRO TO POLITICAL S</text:span></text:p>
      <text:p text:style-name="P7"><text:span text:style-name="T1"/></text:p>
      <text:p text:style-name="P7"><text:span text:style-name="T1">COURSE_NAME</text:span></text:p>
      <text:p text:style-name="P7"><text:span text:style-name="T1">------------------------------------------------------------</text:span></text:p>
      <text:p text:style-name="P7"><text:span text:style-name="T1">AMERICAN GOVERNMENT</text:span></text:p>
      <text:p text:style-name="P7"><text:span text:style-name="T1">SOCIALISM AND COMMUN</text:span></text:p>
      <text:p text:style-name="P7"><text:span text:style-name="T1">POLITICS OF CUBA</text:span></text:p>
      <text:p text:style-name="P7"><text:span text:style-name="T1">TECHNICAL WRITING</text:span></text:p>
      <text:p text:style-name="P7"><text:span text:style-name="T1">FUND. TECH. WRITING</text:span></text:p>
      <text:p text:style-name="P7"><text:span text:style-name="T1">INTRO TO CHEMISTRY</text:span></text:p>
      <text:p text:style-name="P7"><text:span text:style-name="T1">ORGANIC CHEMISTRY</text:span></text:p>
      <text:p text:style-name="P7"><text:span text:style-name="T1">CALCULUS 2</text:span></text:p>
      <text:p text:style-name="P7"><text:span text:style-name="T1">CALCULUS 3</text:span></text:p>
      <text:p text:style-name="P7"><text:span text:style-name="T1">MATH ANALYSIS</text:span></text:p>
      <text:p text:style-name="P7"><text:span text:style-name="T1"/></text:p>
      <text:p text:style-name="P7"><text:span text:style-name="T1">32 rows selected.</text:span></text:p>
      <text:p text:style-name="P7"><text:span text:style-name="T1"/></text:p>
      <text:p text:style-name="P7"><text:span text:style-name="T1">Command-&gt;l</text:span></text:p>
      <text:p text:style-name="P7"><text:span text:style-name="T1"><text:s text:c="2"/>1 <text:s/>SELECT course_name</text:span></text:p>
      <text:p text:style-name="P7"><text:span text:style-name="T1"><text:s text:c="2"/>2* FROM Course</text:span></text:p>
      <text:p text:style-name="P7"><text:span text:style-name="T1">Command-&gt;2</text:span></text:p>
      <text:p text:style-name="P7"><text:span text:style-name="T1"><text:s text:c="2"/>2* FROM Course</text:span></text:p>
      <text:p text:style-name="P7"><text:span text:style-name="T1">Command-&gt;i</text:span></text:p>
      <text:p text:style-name="P7"><text:span text:style-name="T1"><text:s text:c="2"/>3 <text:s/>WHERE offering_dept = 'MATH'</text:span></text:p>
      <text:p text:style-name="P7"><text:span text:style-name="T1"><text:s text:c="2"/>4 <text:s/></text:span></text:p>
      <text:p text:style-name="P7"><text:span text:style-name="T1">Command-&gt;l</text:span></text:p>
      <text:p text:style-name="P7"><text:span text:style-name="T1"><text:s text:c="2"/>1 <text:s/>SELECT course_name</text:span></text:p>
      <text:p text:style-name="P7"><text:span text:style-name="T1"><text:s text:c="2"/>2 <text:s/>FROM Course</text:span></text:p>
      <text:p text:style-name="P7"><text:span text:style-name="T1"><text:s text:c="2"/>3* WHERE offering_dept = 'MATH'</text:span></text:p>
      <text:p text:style-name="P7"><text:span text:style-name="T1">Command-&gt;/</text:span></text:p>
      <text:p text:style-name="P7"><text:span text:style-name="T1"/></text:p>
      <text:p text:style-name="P7"><text:span text:style-name="T1">COURSE_NAME</text:span></text:p>
      <text:p text:style-name="P7"><text:span text:style-name="T1">------------------------------------------------------------</text:span></text:p>
      <text:p text:style-name="P7"><text:span text:style-name="T1">ALGEBRA</text:span></text:p>
      <text:p text:style-name="P7"><text:span text:style-name="T1">DISCRETE MATHEMATICS</text:span></text:p>
      <text:p text:style-name="P7"><text:span text:style-name="T1">CALCULUS 1</text:span></text:p>
      <text:p text:style-name="P7"><text:span text:style-name="T1">CALCULUS 2</text:span></text:p>
      <text:p text:style-name="P7"><text:span text:style-name="T1">CALCULUS 3</text:span></text:p>
      <text:p text:style-name="P7"><text:span text:style-name="T1">MATH ANALYSIS</text:span></text:p>
      <text:p text:style-name="P7"><text:span text:style-name="T1"/></text:p>
      <text:p text:style-name="P7"><text:span text:style-name="T1">6 rows selected.</text:span></text:p>
      <text:p text:style-name="P7"><text:span text:style-name="T1"/></text:p>
      <text:p text:style-name="P7"><text:span text:style-name="T1"/></text:p>
      <text:p text:style-name="P7"><text:soft-page-break/><text:span text:style-name="T1"/></text:p>
      <text:p text:style-name="P7"><text:span text:style-name="T1"/></text:p>
      <text:p text:style-name="P7"><text:span text:style-name="T1"/></text:p>
      <text:p text:style-name="P7"><text:span text:style-name="T1"/></text:p>
      <text:p text:style-name="P7">1.5:</text:p>
      <text:p text:style-name="P11">Command-&gt;SELECT sysdate, user FROM dual;</text:p>
      <text:p text:style-name="P11"/>
      <text:p text:style-name="P11">SYSDATE</text:p>
      <text:p text:style-name="P11">---------------</text:p>
      <text:p text:style-name="P11">USER</text:p>
      <text:p text:style-name="P11">--------------------------------------------------------------------------------</text:p>
      <text:p text:style-name="P11">31-JAN-18</text:p>
      <text:p text:style-name="P11">CAS156</text:p>
      <text:p text:style-name="P11"/>
      <text:p text:style-name="P11"/>
      <text:p text:style-name="P11">Command-&gt;SELECT TO_CHAR (sysdate, 'dd-Mon-yyyy hh24:mm:ss') FROM dual</text:p>
      <text:p text:style-name="P11"><text:s text:c="2"/>2 <text:s/>;</text:p>
      <text:p text:style-name="P11"/>
      <text:p text:style-name="P11">TO_CHAR(SYSDATE,'DD-MON-YYYYHH24:MM:SS')</text:p>
      <text:p text:style-name="P11">------------------------------------------------------------</text:p>
      <text:p text:style-name="P11">31-Jan-2018 19:01:27</text:p>
      <text:p text:style-name="P11"/>
      <text:p text:style-name="P7">1.6:</text:p>
      <text:p text:style-name="P11">Command-&gt;SHOW ALL</text:p>
      <text:p text:style-name="P11">appinfo is OFF and set to "SQL*Plus"</text:p>
      <text:p text:style-name="P11">arraysize 15</text:p>
      <text:p text:style-name="P11">autocommit OFF</text:p>
      <text:p text:style-name="P11">autoprint OFF</text:p>
      <text:p text:style-name="P11">autorecovery OFF</text:p>
      <text:p text:style-name="P11">autotrace OFF</text:p>
      <text:p text:style-name="P11">blockterminator "." (hex 2e)</text:p>
      <text:p text:style-name="P11">btitle OFF and is the first few characters of the next SELECT statement</text:p>
      <text:p text:style-name="P11">cmdsep OFF</text:p>
      <text:p text:style-name="P11">colsep " "</text:p>
      <text:p text:style-name="P11">compatibility version NATIVE</text:p>
      <text:p text:style-name="P11">concat "." (hex 2e)</text:p>
      <text:p text:style-name="P11">copycommit 0</text:p>
      <text:p text:style-name="P11">COPYTYPECHECK is ON</text:p>
      <text:p text:style-name="P11">define "&amp;" (hex 26)</text:p>
      <text:p text:style-name="P11">describe DEPTH 1 LINENUM OFF INDENT ON</text:p>
      <text:p text:style-name="P11">echo OFF</text:p>
      <text:p text:style-name="P11">editfile "afiedt.buf"</text:p>
      <text:p text:style-name="P11">embedded OFF</text:p>
      <text:p text:style-name="P11">escape OFF</text:p>
      <text:p text:style-name="P11">escchar OFF</text:p>
      <text:p text:style-name="P11">exitcommit ON</text:p>
      <text:p text:style-name="P11">FEEDBACK ON for 6 or more rows</text:p>
      <text:p text:style-name="P11">flagger OFF</text:p>
      <text:p text:style-name="P11">flush ON</text:p>
      <text:p text:style-name="P11"><text:soft-page-break/>heading ON</text:p>
      <text:p text:style-name="P11">headsep "|" (hex 7c)</text:p>
      <text:p text:style-name="P11">instance "local"</text:p>
      <text:p text:style-name="P11">linesize 80</text:p>
      <text:p text:style-name="P11">lno 5</text:p>
      <text:p text:style-name="P11">loboffset 1</text:p>
      <text:p text:style-name="P11">logsource ""</text:p>
      <text:p text:style-name="P11">long 80</text:p>
      <text:p text:style-name="P11">longchunksize 80</text:p>
      <text:p text:style-name="P11">markup HTML OFF HEAD "&lt;style type='text/css'&gt; body {font:10pt Arial,Helvetica,sans-serif; color:black; background:White;} p {font:10pt Arial,Helvetica,sans-serif; color:black; background:White;} table,tr,td {font:10pt Arial,Helvetica,sans-serif; color:Black; background:#f7f7e7; padding:0px 0px 0px 0px; margin:0px 0px 0px 0px;} th {font:bold 10pt Arial,Helvetica,sans-serif; color:#336699; background:#cccc99; padding:0px 0px 0px 0px;} h1 {font:16pt Arial,Helvetica,Geneva,sans-serif; color:#336699; background-color:White; border-bottom:1px solid #cccc99; margin-top:0pt; margin-bottom:0pt; padding:0px 0px 0px 0px;-</text:p>
      <text:p text:style-name="P11">} h2 {font:bold 10pt Arial,Helvetica,Geneva,sans-serif; color:#336699; background-color:White; margin-top:4pt; margin-bottom:0pt;} a {font:9pt Arial,Helvetica,sans-serif; color:#663300; background:#ffffff; margin-top:0pt; margin-bottom:0pt; vertical-align:top;}&lt;/style&gt;&lt;title&gt;SQL*Plus Report&lt;/title&gt;" BODY "" TABLE "border='1' width='90%' align='center' summary='Script output'" SPOOL OFF ENTMAP ON PREFORMAT OFF</text:p>
      <text:p text:style-name="P11">newpage 1</text:p>
      <text:p text:style-name="P11">null ""</text:p>
      <text:p text:style-name="P11">numformat ""</text:p>
      <text:p text:style-name="P11">numwidth 10</text:p>
      <text:p text:style-name="P11">pagesize 14</text:p>
      <text:p text:style-name="P11">PAUSE is OFF</text:p>
      <text:p text:style-name="P11">pno 1</text:p>
      <text:p text:style-name="P11">recsep WRAP</text:p>
      <text:p text:style-name="P11">recsepchar " " (hex 20)</text:p>
      <text:p text:style-name="P11">release 1102000100</text:p>
      <text:p text:style-name="P11">repfooter OFF and is NULL</text:p>
      <text:p text:style-name="P11">repheader OFF and is NULL</text:p>
      <text:p text:style-name="P11">securedcol is OFF</text:p>
      <text:p text:style-name="P11">serveroutput OFF</text:p>
      <text:p text:style-name="P11">shiftinout INVISIBLE</text:p>
      <text:p text:style-name="P11">showmode OFF</text:p>
      <text:p text:style-name="P11">spool OFF</text:p>
      <text:p text:style-name="P11">sqlblanklines OFF</text:p>
      <text:p text:style-name="P11">sqlcase MIXED</text:p>
      <text:p text:style-name="P11">sqlcode 0</text:p>
      <text:p text:style-name="P11">sqlcontinue "&gt; "</text:p>
      <text:p text:style-name="P11">sqlnumber ON</text:p>
      <text:p text:style-name="P11">sqlpluscompatibility 11.2.0</text:p>
      <text:p text:style-name="P11">sqlprefix "#" (hex 23)</text:p>
      <text:p text:style-name="P11">sqlprompt "Command-&gt;"</text:p>
      <text:p text:style-name="P11">sqlterminator ";" (hex 3b)</text:p>
      <text:p text:style-name="P11">suffix "sql"</text:p>
      <text:p text:style-name="P11">tab ON</text:p>
      <text:p text:style-name="P11"><text:soft-page-break/>termout ON</text:p>
      <text:p text:style-name="P11">timing OFF</text:p>
      <text:p text:style-name="P11">trimout ON</text:p>
      <text:p text:style-name="P11">trimspool OFF</text:p>
      <text:p text:style-name="P11">ttitle OFF and is the first few characters of the next SELECT statement</text:p>
      <text:p text:style-name="P11">underline "-" (hex 2d)</text:p>
      <text:p text:style-name="P11">USER is "CAS156"</text:p>
      <text:p text:style-name="P11">verify ON</text:p>
      <text:p text:style-name="P11">wrap : lines will be wrapped</text:p>
      <text:p text:style-name="P11">xmloptimizationcheck OFF</text:p>
      <text:p text:style-name="P11">errorlogging is OFF</text:p>
      <text:p text:style-name="P11"/>
      <text:p text:style-name="P7">1.7:</text:p>
      <text:p text:style-name="P7"><text:span text:style-name="T1">Command-&gt;HELP SAVE</text:span></text:p>
      <text:p text:style-name="P7"><text:span text:style-name="T1"/></text:p>
      <text:p text:style-name="P7"><text:span text:style-name="T1"><text:s/>SAVE</text:span></text:p>
      <text:p text:style-name="P7"><text:span text:style-name="T1"><text:s/>----</text:span></text:p>
      <text:p text:style-name="P7"><text:span text:style-name="T1"/></text:p>
      <text:p text:style-name="P7"><text:span text:style-name="T1"><text:s/>Saves the contents of the SQL buffer in a script. The</text:span></text:p>
      <text:p text:style-name="P7"><text:span text:style-name="T1"><text:s/>buffer has no command history list and does not record SQL*Plus commands.</text:span></text:p>
      <text:p text:style-name="P7"><text:span text:style-name="T1"/></text:p>
      <text:p text:style-name="P7"><text:span text:style-name="T1"><text:s/>SAV[E] [FILE] file_name[.ext] [CRE[ATE] | REP[LACE] | APP[END]]</text:span></text:p>
      <text:p text:style-name="P7"><text:span text:style-name="T1"/></text:p>
      <text:p text:style-name="P8">1.8:</text:p>
      <text:p text:style-name="P8"><text:span text:style-name="T1">Command-&gt; PASSWORD CAS156;</text:span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8:38:41.872997420</meta:creation-date>
    <dc:date>2018-01-31T19:35:00.492250505</dc:date>
    <meta:editing-duration>PT4M45S</meta:editing-duration>
    <meta:editing-cycles>1</meta:editing-cycles>
    <meta:document-statistic meta:table-count="0" meta:image-count="0" meta:object-count="0" meta:page-count="15" meta:paragraph-count="547" meta:word-count="1477" meta:character-count="14428" meta:non-whitespace-character-count="11973"/>
    <meta:generator>LibreOffice/5.1.6.2$Linux_X86_64 LibreOffice_project/10m0$Build-2</meta:generator>
  </office:meta>
</office:document-meta>
</file>